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f8e" officeooo:paragraph-rsid="000a5f8e"/>
    </style:style>
    <style:style style:name="P2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10.5pt" fo:font-weight="normal" fo:background-color="#1e1e1e"/>
    </style:style>
    <style:style style:name="P4" style:family="paragraph" style:parent-style-name="Standard">
      <style:text-properties fo:color="#d4d4d4" loext:opacity="100%" style:font-name="Droid Sans Mono" fo:font-size="10.5pt" fo:font-weight="normal" officeooo:rsid="000a5f8e" officeooo:paragraph-rsid="000a5f8e" fo:background-color="#1e1e1e"/>
    </style:style>
    <style:style style:name="P5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503cm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6a9955" loext:opacity="100%"/>
    </style:style>
    <style:style style:name="T6" style:family="text">
      <style:text-properties fo:color="#c586c0" loext:opacity="100%"/>
    </style:style>
    <style:style style:name="T7" style:family="text">
      <style:text-properties fo:color="#dcdcaa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ici mon header : </text:p>
      <text:p text:style-name="P4"><text:span text:style-name="T1">&lt;!</text:span><text:span text:style-name="T2">DOCTYPE</text:span> <text:span text:style-name="T3">html</text:span><text:span text:style-name="T1">&gt;</text:span></text:p>
      <text:p text:style-name="P2"><text:span text:style-name="T1">&lt;</text:span><text:span text:style-name="T2">html</text:span> <text:span text:style-name="T3">lang</text:span>=<text:span text:style-name="T4">"fr"</text:span><text:span text:style-name="T1">&gt;</text:span></text:p>
      <text:p text:style-name="P2"><text:span text:style-name="T1">&lt;</text:span><text:span text:style-name="T2">head</text:span><text:span text:style-name="T1">&gt;</text:span></text:p>
      <text:p text:style-name="P2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2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2"><text:span text:style-name="T1">&lt;</text:span><text:span text:style-name="T2">title</text:span><text:span text:style-name="T1">&gt;</text:span>Header / Menu <text:span text:style-name="T1">&lt;/</text:span><text:span text:style-name="T2">title</text:span><text:span text:style-name="T1">&gt;</text:span></text:p>
      <text:p text:style-name="P2"><text:span text:style-name="T1">&lt;</text:span><text:span text:style-name="T2">link</text:span> <text:span text:style-name="T3">href</text:span>=<text:span text:style-name="T4">"https://cdn.jsdelivr.net/npm/bootstrap@5.3.2/dist/css/bootstrap.min.css"</text:span> <text:span text:style-name="T3">rel</text:span>=<text:span text:style-name="T4">"stylesheet"</text:span></text:p>
      <text:p text:style-name="P2"><text:span text:style-name="T3">integrity</text:span>=<text:span text:style-name="T4">"sha384-T3c6CoIi6uLrA9TneNEoa7RxnatzjcDSCmG1MXxSR1GAsXEV/Dwwykc2MPK8M2HN"</text:span> <text:span text:style-name="T3">crossorigin</text:span>=<text:span text:style-name="T4">"anonymous"</text:span><text:span text:style-name="T1">&gt;</text:span></text:p>
      <text:p text:style-name="P2"><text:span text:style-name="T1">&lt;</text:span><text:span text:style-name="T2">link</text:span> <text:span text:style-name="T3">href</text:span>=<text:span text:style-name="T4">"Lignerouge.css"</text:span> <text:span text:style-name="T3">rel</text:span>=<text:span text:style-name="T4">"stylesheet"</text:span><text:span text:style-name="T1">&gt;</text:span></text:p>
      <text:p text:style-name="P2"><text:span text:style-name="T1">&lt;/</text:span><text:span text:style-name="T2">head</text:span><text:span text:style-name="T1">&gt;</text:span></text:p>
      <text:p text:style-name="P2"><text:span text:style-name="T1">&lt;</text:span><text:span text:style-name="T2">body</text:span> <text:span text:style-name="T3">style</text:span>=<text:span text:style-name="T4">"background-color: #4A394a;"</text:span><text:span text:style-name="T1">&gt;</text:span></text:p>
      <text:p text:style-name="P2"><text:span text:style-name="T1">&lt;</text:span><text:span text:style-name="T2">header</text:span><text:span text:style-name="T1">&gt;</text:span></text:p>
      <text:p text:style-name="P5">&lt;!-- NAVBAR ENTETE SANS L'ONGLET DE RECHERCHE --&gt;</text:p>
      <text:p text:style-name="P2"><text:span text:style-name="T1">&lt;</text:span><text:span text:style-name="T2">nav</text:span> <text:span text:style-name="T3">class</text:span>=<text:span text:style-name="T4">"navbar navbar-expand-sm navbar-dark bg-dark fs-2 fixed-top"</text:span><text:span text:style-name="T1">&gt;</text:span></text:p>
      <text:p text:style-name="P2"><text:span text:style-name="T1">&lt;</text:span><text:span text:style-name="T2">div</text:span> <text:span text:style-name="T3">class</text:span>=<text:span text:style-name="T4">"container-fluid-flex "</text:span><text:span text:style-name="T1">&gt;</text:span> </text:p>
      <text:p text:style-name="P2"><text:span text:style-name="T1">&lt;</text:span><text:span text:style-name="T2">a</text:span> <text:span text:style-name="T3">href</text:span>=<text:span text:style-name="T4">"index.php"</text:span><text:span text:style-name="T1">&gt;</text:span> <text:span text:style-name="T5">&lt;!-- Lien vers la page d'accueil avec le logo --&gt;</text:span></text:p>
      <text:p text:style-name="P2"><text:span text:style-name="T1">&lt;</text:span><text:span text:style-name="T2">img</text:span> <text:span text:style-name="T3">src</text:span>=<text:span text:style-name="T4">"images_the_district/the_district_brand/facebook_cover_photo_1.png"</text:span> <text:span text:style-name="T3">class</text:span>=<text:span text:style-name="T4">"object-fit-contain border rounded"</text:span> <text:span text:style-name="T3">width</text:span>=<text:span text:style-name="T4">"80"</text:span> <text:span text:style-name="T3">alt</text:span>=<text:span text:style-name="T4">""</text:span><text:span text:style-name="T1">&gt;</text:span> <text:span text:style-name="T5">&lt;!-- Image du logo avec des styles --&gt;</text:span></text:p>
      <text:p text:style-name="P2"><text:span text:style-name="T1">&lt;/</text:span><text:span text:style-name="T2">a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2"><text:span text:style-name="T1">&lt;</text:span><text:span text:style-name="T2">div</text:span> <text:span text:style-name="T3">class</text:span>=<text:span text:style-name="T4">"container-fluid d-flex justify-content-evenly "</text:span> <text:span text:style-name="T1">&gt;</text:span> <text:span text:style-name="T5">&lt;!-- Conteneur pour les liens de navigation --&gt;</text:span></text:p>
      <text:p text:style-name="P2"><text:span text:style-name="T1">&lt;</text:span><text:span text:style-name="T2">ul</text:span> <text:span text:style-name="T3">class</text:span>=<text:span text:style-name="T4">"navbar-nav"</text:span><text:span text:style-name="T1">&gt;</text:span> <text:span text:style-name="T5">&lt;!-- Liste non ordonnée pour les liens de navigation --&gt;</text:span></text:p>
      <text:p text:style-name="P2"><text:span text:style-name="T1">&lt;</text:span><text:span text:style-name="T2">li</text:span> <text:span text:style-name="T3">class</text:span>=<text:span text:style-name="T4">"nav-item col-sm-4 "</text:span><text:span text:style-name="T1">&gt;</text:span> <text:span text:style-name="T5">&lt;!-- Lien vers index.php avec la classe "active" si la page actuelle est index.php --&gt;</text:span></text:p>
      <text:p text:style-name="P2"><text:span text:style-name="T1">&lt;</text:span><text:span text:style-name="T2">a</text:span> <text:span text:style-name="T3">class</text:span>=<text:span text:style-name="T4">"nav-link </text:span><text:span text:style-name="T2">&lt;?php</text:span> <text:span text:style-name="T6">if</text:span> (<text:span text:style-name="T3">$_SERVER</text:span>[<text:span text:style-name="T4">'REQUEST_URI'</text:span>] == <text:span text:style-name="T4">"/index.php"</text:span>) {<text:span text:style-name="T7">echo</text:span> <text:span text:style-name="T4">"active"</text:span>;}<text:span text:style-name="T2">?&gt;</text:span><text:span text:style-name="T4"> espace"</text:span> <text:span text:style-name="T3">href</text:span>=<text:span text:style-name="T4">"index.php"</text:span><text:span text:style-name="T1">&gt;</text:span>Accueil<text:span text:style-name="T1">&lt;/</text:span><text:span text:style-name="T2">a</text:span><text:span text:style-name="T1">&gt;</text:span></text:p>
      <text:p text:style-name="P2"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 <text:span text:style-name="T3">class</text:span>=<text:span text:style-name="T4">"nav-item col-sm-4 "</text:span><text:span text:style-name="T1">&gt;</text:span> <text:span text:style-name="T5">&lt;!-- Lien vers categorie.php avec la classe "active" si la page actuelle est categorie.php ou l'une des sous-catégories --&gt;</text:span></text:p>
      <text:p text:style-name="P2"><text:span text:style-name="T1">&lt;</text:span><text:span text:style-name="T2">a</text:span> <text:span text:style-name="T3">class</text:span>=<text:span text:style-name="T4">"nav-link </text:span><text:span text:style-name="T2">&lt;?php</text:span> <text:span text:style-name="T6">if</text:span> (<text:span text:style-name="T3">$_SERVER</text:span>[<text:span text:style-name="T4">'REQUEST_URI'</text:span>] == <text:span text:style-name="T4">"/categorie.php"</text:span>) {<text:span text:style-name="T7">echo</text:span> <text:span text:style-name="T4">"active"</text:span>;}<text:span text:style-name="T2">?&gt;</text:span><text:span text:style-name="T4"> espace"</text:span> <text:span text:style-name="T3">href</text:span>=<text:span text:style-name="T4">"categorie.php"</text:span><text:span text:style-name="T1">&gt;</text:span>Catégorie<text:span text:style-name="T1">&lt;/</text:span><text:span text:style-name="T2">a</text:span><text:span text:style-name="T1">&gt;</text:span></text:p>
      <text:p text:style-name="P2"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 <text:span text:style-name="T3">class</text:span>=<text:span text:style-name="T4">"nav-item col-sm-4 "</text:span><text:span text:style-name="T1">&gt;</text:span> <text:span text:style-name="T5">&lt;!-- Lien vers touslesplats.php avec la classe "active" si la page actuelle est touslesplats.php --&gt;</text:span></text:p>
      <text:p text:style-name="P2"><text:span text:style-name="T1">&lt;</text:span><text:span text:style-name="T2">a</text:span> <text:span text:style-name="T3">class</text:span>=<text:span text:style-name="T4">"nav-link </text:span><text:span text:style-name="T2">&lt;?php</text:span> <text:span text:style-name="T6">if</text:span> (<text:span text:style-name="T3">$_SERVER</text:span>[<text:span text:style-name="T4">'REQUEST_URI'</text:span>] == <text:span text:style-name="T4">"/plats.php"</text:span>) {<text:span text:style-name="T7">echo</text:span> <text:span text:style-name="T4">"active"</text:span>;}<text:span text:style-name="T2">?&gt;</text:span><text:span text:style-name="T4"> espace"</text:span> <text:span text:style-name="T3">href</text:span>=<text:span text:style-name="T4">"plats.php"</text:span><text:span text:style-name="T1">&gt;</text:span>Plat<text:span text:style-name="T1">&lt;/</text:span><text:span text:style-name="T2">a</text:span><text:span text:style-name="T1">&gt;</text:span></text:p>
      <text:p text:style-name="P2"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 <text:span text:style-name="T3">class</text:span>=<text:span text:style-name="T4">"nav-item col-sm-4 "</text:span><text:span text:style-name="T1">&gt;</text:span> <text:span text:style-name="T5">&lt;!-- Lien vers contact.php avec la classe "active" si la page actuelle est contact.php --&gt;</text:span></text:p>
      <text:p text:style-name="P2"><text:span text:style-name="T1">&lt;</text:span><text:span text:style-name="T2">a</text:span> <text:span text:style-name="T3">class</text:span>=<text:span text:style-name="T4">"nav-link </text:span><text:span text:style-name="T2">&lt;?php</text:span> <text:span text:style-name="T6">if</text:span> (<text:span text:style-name="T3">$_SERVER</text:span>[<text:span text:style-name="T4">'REQUEST_URI'</text:span>] == <text:span text:style-name="T4">"/contact.php"</text:span>) {<text:span text:style-name="T7">echo</text:span> <text:span text:style-name="T4">"active"</text:span>;}<text:span text:style-name="T2">?&gt;</text:span><text:span text:style-name="T4"> espace "</text:span> <text:span text:style-name="T3">href</text:span>=<text:span text:style-name="T4">"contact.php"</text:span><text:span text:style-name="T1">&gt;</text:span>Contact<text:span text:style-name="T1">&lt;/</text:span><text:span text:style-name="T2">a</text:span><text:span text:style-name="T1">&gt;</text:span></text:p>
      <text:p text:style-name="P2"><text:span text:style-name="T1">&lt;/</text:span><text:span text:style-name="T2">li</text:span><text:span text:style-name="T1">&gt;</text:span></text:p>
      <text:p text:style-name="P2"><text:span text:style-name="T1">&lt;/</text:span><text:span text:style-name="T2">ul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2"><text:span text:style-name="T1">&lt;/</text:span><text:span text:style-name="T2">nav</text:span><text:span text:style-name="T1">&gt;</text:span></text:p>
      <text:p text:style-name="P6"/>
      <text:p text:style-name="P2"><text:soft-page-break/><text:span text:style-name="T2">&lt;?php</text:span> <text:span text:style-name="T7">echo</text:span> <text:span text:style-name="T4">"&lt;script&gt; console.log('"</text:span>.<text:span text:style-name="T3">$_SERVER</text:span>[<text:span text:style-name="T4">'REQUEST_URI'</text:span>].<text:span text:style-name="T4">"')&lt;/script&gt;"</text:span> ;<text:span text:style-name="T2">?&gt;</text:span></text:p>
      <text:p text:style-name="P6"/>
      <text:p text:style-name="P2"><text:span text:style-name="T5">&lt;!-- MA VIDEO + BARRE DE RECHERCHE --&gt;</text:span> </text:p>
      <text:p text:style-name="P2"><text:span text:style-name="T1">&lt;</text:span><text:span text:style-name="T2">div</text:span> <text:span text:style-name="T3">class</text:span>=<text:span text:style-name="T4">"image-container position-relative"</text:span><text:span text:style-name="T1">&gt;</text:span> </text:p>
      <text:p text:style-name="P5">&lt;!-- Ajout de la condition pour ne pas afficher la vidéo sur la page de commande --&gt;</text:p>
      <text:p text:style-name="P2"><text:span text:style-name="T1">&lt;</text:span><text:span text:style-name="T2">div</text:span> <text:span text:style-name="T3">class</text:span>=<text:span text:style-name="T4">"row g-0"</text:span><text:span text:style-name="T1">&gt;</text:span> </text:p>
      <text:p text:style-name="P6"/>
      <text:p text:style-name="P2"><text:span text:style-name="T1">&lt;</text:span><text:span text:style-name="T2">video</text:span> <text:span text:style-name="T3">id</text:span>=<text:span text:style-name="T4">"video"</text:span> <text:span text:style-name="T3">class</text:span>=<text:span text:style-name="T4">"col-12"</text:span> <text:span text:style-name="T3">src</text:span>=<text:span text:style-name="T4">"images_the_district/11659-231758756_small.mp4"</text:span> <text:span text:style-name="T3">style</text:span>=<text:span text:style-name="T4">"width:100vmax; height: 20vmax;"</text:span> <text:span text:style-name="T3">playsinline</text:span> <text:span text:style-name="T3">autoplay</text:span> <text:span text:style-name="T3">loop</text:span> <text:span text:style-name="T3">muted</text:span><text:span text:style-name="T1">&gt;&lt;/</text:span><text:span text:style-name="T2">video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6"/>
      <text:p text:style-name="P2"><text:span text:style-name="T5">&lt;!-- Fin php interdiction d'afficher video sur page commande --&gt;</text:span> </text:p>
      <text:p text:style-name="P6"/>
      <text:p text:style-name="P2"><text:span text:style-name="T2">&lt;?php</text:span> <text:span text:style-name="T6">if</text:span> (<text:span text:style-name="T3">$_SERVER</text:span>[<text:span text:style-name="T4">'REQUEST_URI'</text:span>] == <text:span text:style-name="T4">"/index.php"</text:span>) { <text:span text:style-name="T2">?&gt;</text:span> <text:span text:style-name="T5">&lt;!-- Le php permet d'afficher la barre de recherche uniquement sur la page d'accueil qui est index.php --&gt;</text:span> </text:p>
      <text:p text:style-name="P6"/>
      <text:p text:style-name="P5">&lt;!-- Mon onglet recherche --&gt;</text:p>
      <text:p text:style-name="P6"/>
      <text:p text:style-name="P2"><text:span text:style-name="T1">&lt;</text:span><text:span text:style-name="T2">div</text:span> <text:span text:style-name="T3">class</text:span>=<text:span text:style-name="T4">"barrerecherche"</text:span><text:span text:style-name="T1">&gt;</text:span></text:p>
      <text:p text:style-name="P6"/>
      <text:p text:style-name="P2"><text:span text:style-name="T1">&lt;</text:span><text:span text:style-name="T2">form</text:span> <text:span text:style-name="T3">class</text:span>=<text:span text:style-name="T4">"d-flex"</text:span><text:span text:style-name="T1">&gt;</text:span></text:p>
      <text:p text:style-name="P6"/>
      <text:p text:style-name="P2"><text:span text:style-name="T1">&lt;</text:span><text:span text:style-name="T2">input</text:span> <text:span text:style-name="T3">class</text:span>=<text:span text:style-name="T4">"form-control mr-sm-2"</text:span> <text:span text:style-name="T3">type</text:span>=<text:span text:style-name="T4">"search"</text:span> <text:span text:style-name="T3">id</text:span>=<text:span text:style-name="T4">"maRecherche"</text:span> <text:span text:style-name="T3">name</text:span>=<text:span text:style-name="T4">""</text:span> <text:span text:style-name="T3">placeholder</text:span>=<text:span text:style-name="T4">"search"</text:span> <text:span text:style-name="T1">/&gt;</text:span></text:p>
      <text:p text:style-name="P6"/>
      <text:p text:style-name="P2"><text:span text:style-name="T1">&lt;</text:span><text:span text:style-name="T2">button</text:span> <text:span text:style-name="T3">type</text:span>=<text:span text:style-name="T4">"submit"</text:span> <text:span text:style-name="T3">class</text:span>=<text:span text:style-name="T4">"rounded-5"</text:span> <text:span text:style-name="T3">style</text:span>=<text:span text:style-name="T4">"color: #4f48b1;"</text:span><text:span text:style-name="T1">&gt;</text:span>Recherche<text:span text:style-name="T1">&lt;/</text:span><text:span text:style-name="T2">button</text:span><text:span text:style-name="T1">&gt;</text:span></text:p>
      <text:p text:style-name="P6"/>
      <text:p text:style-name="P2"><text:span text:style-name="T1">&lt;/</text:span><text:span text:style-name="T2">form</text:span><text:span text:style-name="T1">&gt;</text:span> </text:p>
      <text:p text:style-name="P6"/>
      <text:p text:style-name="P2"><text:span text:style-name="T1">&lt;/</text:span><text:span text:style-name="T2">div</text:span><text:span text:style-name="T1">&gt;</text:span></text:p>
      <text:p text:style-name="P6"/>
      <text:p text:style-name="P2"><text:span text:style-name="T2">&lt;?php</text:span> } <text:span text:style-name="T2">?&gt;</text:span><text:span text:style-name="T5">&lt;!-- Fin php affichage barre de recherche uniquement sur index.php --&gt;</text:span> </text:p>
      <text:p text:style-name="P6"/>
      <text:p text:style-name="P2"><text:span text:style-name="T1">&lt;/</text:span><text:span text:style-name="T2">div</text:span><text:span text:style-name="T1">&gt;</text:span></text:p>
      <text:p text:style-name="P2"><text:span text:style-name="T1">&lt;/</text:span><text:span text:style-name="T2">header</text:span><text:span text:style-name="T1">&gt;</text:span></text:p>
      <text:p text:style-name="P3"><text:line-break/><text:line-break/><text:line-break/></text:p>
      <text:p text:style-name="P1"/>
      <text:p text:style-name="P1">travail à faire : Je veux que la video de fond s’affiche sur toutes les pages sauf sur ma page commande.php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0:40:16.285654374</meta:creation-date>
    <dc:date>2024-07-17T15:25:16.796535675</dc:date>
    <meta:editing-duration>PT4H34M50S</meta:editing-duration>
    <meta:editing-cycles>1</meta:editing-cycles>
    <meta:document-statistic meta:table-count="0" meta:image-count="0" meta:object-count="0" meta:page-count="2" meta:paragraph-count="58" meta:word-count="395" meta:character-count="3311" meta:non-whitespace-character-count="2976"/>
    <meta:generator>LibreOffice/7.3.7.2$Linux_X86_64 LibreOffice_project/30$Build-2</meta:generator>
  </office:meta>
</office:document-meta>
</file>